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Stemmer.perfectiveGerund( StringBuffer stemming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ssianStemmer.adjectival( StringBuffer stemming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ssianStemmer.setCharset( char [ ] new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stem( String theWord ,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ssianStemmer.markPositions( String wor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ussianStemmer.superlative( StringBuffer stemming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RussianStemmer( char [ ]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ssianStemmer.derivational( StringBuffer stemming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ussianStemmer.Russian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noun( StringBuffer stemming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findAndRemoveEnding( StringBuffer stemmingZone , char [ ] [ ] theEndingClass , char [ ] [ ] thePredess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ssianStemmer.removeSoft( StringBuffer stemming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ssianStemmer.reflexive( StringBuffer stemming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findAndRemoveEnding( StringBuffer stemmingZone , char [ ] [ ] theEndin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ssianStemmer.findEnding( StringBuffer stemmingZone , int startIndex , char [ ] [ ] theEnding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ussianStemmer.findEnding( StringBuffer stemmingZone , char [ ] [ ] theEnd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Stemmer.undoubleN( StringBuffer stemming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ussianStemmer.isVowel( char le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ssianStemmer.removeI( StringBuffer stemming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ssianStemmer.verb( StringBuffer stemming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ssianStemmer.stem( String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